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fall" style:family="table">
      <style:table-properties style:width="16.999cm" table:align="margins"/>
    </style:style>
    <style:style style:name="Testfall.A" style:family="table-column">
      <style:table-column-properties style:column-width="4.249cm" style:rel-column-width="16383*"/>
    </style:style>
    <style:style style:name="Testfall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fall.D1" style:family="table-cell">
      <style:table-cell-properties fo:padding="0.097cm" fo:border="0.05pt solid #000000"/>
    </style:style>
    <style:style style:name="Testfall.A2" style:family="table-cell">
      <style:table-cell-properties fo:padding="0.097cm" fo:border-left="0.05pt solid #000000" fo:border-right="none" fo:border-top="none" fo:border-bottom="0.05pt solid #000000"/>
    </style:style>
    <style:style style:name="Testfall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paragraph-rsid="0018717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paragraph-rsid="0018717e" style:font-size-asian="12.25pt" style:font-weight-asian="normal" style:font-size-complex="14pt" style:font-weight-complex="normal"/>
    </style:style>
    <style:style style:name="P3" style:family="paragraph" style:parent-style-name="Table_20_Heading">
      <style:text-properties fo:font-size="14pt" officeooo:paragraph-rsid="0018b920" style:font-size-asian="12.25pt" style:font-size-complex="14pt"/>
    </style:style>
    <style:style style:name="P4" style:family="paragraph" style:parent-style-name="Table_20_Heading">
      <style:text-properties fo:font-size="14pt" fo:font-weight="normal" officeooo:paragraph-rsid="0018b920" style:font-size-asian="12.25pt" style:font-weight-asian="normal" style:font-size-complex="14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paragraph-rsid="0018b920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paragraph-rsid="001ab289" style:font-size-asian="12.25pt" style:font-size-complex="14pt"/>
    </style:style>
    <style:style style:name="T1" style:family="text">
      <style:text-properties officeooo:rsid="0018717e"/>
    </style:style>
    <style:style style:name="T2" style:family="text">
      <style:text-properties officeooo:rsid="0018b920"/>
    </style:style>
    <style:style style:name="T3" style:family="text">
      <style:text-properties officeooo:rsid="001ab2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lackbox testning av triangel</text:span></text:p>
      <text:p text:style-name="P1"><text:span text:style-name="T1"/></text:p>
      <table:table table:name="Testfall" table:style-name="Testfall">
        <table:table-column table:style-name="Testfall.A" table:number-columns-repeated="4"/>
        <table:table-header-rows>
          <table:table-row>
            <table:table-cell table:style-name="Testfall.A1" office:value-type="string">
              <text:p text:style-name="P4"><text:span text:style-name="T2">Indata</text:span></text:p>
            </table:table-cell>
            <table:table-cell table:style-name="Testfall.A1" office:value-type="string">
              <text:p text:style-name="P3"><text:span text:style-name="T2">Förväntat resultat</text:span></text:p>
            </table:table-cell>
            <table:table-cell table:style-name="Testfall.A1" office:value-type="string">
              <text:p text:style-name="P3"><text:span text:style-name="T2">Utdata</text:span></text:p>
            </table:table-cell>
            <table:table-cell table:style-name="Testfall.D1" office:value-type="string">
              <text:p text:style-name="P3"><text:span text:style-name="T2">Kommentar</text:span></text:p>
            </table:table-cell>
          </table:table-row>
        </table:table-header-rows>
        <table:table-row>
          <table:table-cell table:style-name="Testfall.A2" office:value-type="string">
            <text:p text:style-name="P6"><text:span text:style-name="T2">15.0 20.0 25.0</text:span></text:p>
          </table:table-cell>
          <table:table-cell table:style-name="Testfall.A2" office:value-type="string">
            <text:p text:style-name="P6"><text:span text:style-name="T2">Equilateral</text:span></text:p>
          </table:table-cell>
          <table:table-cell table:style-name="Testfall.A2" office:value-type="string">
            <text:p text:style-name="P6"><text:span text:style-name="T2">Ohanterat undantag</text:span></text:p>
          </table:table-cell>
          <table:table-cell table:style-name="Testfall.D2" office:value-type="string">
            <text:p text:style-name="P6"><text:span text:style-name="T2">Felhantering saknas</text:span></text:p>
          </table:table-cell>
        </table:table-row>
        <table:table-row>
          <table:table-cell table:style-name="Testfall.A2" office:value-type="string">
            <text:p text:style-name="P6"><text:span text:style-name="T2">Två tre fyra</text:span></text:p>
          </table:table-cell>
          <table:table-cell table:style-name="Testfall.A2" office:value-type="string">
            <text:p text:style-name="P7"><text:span text:style-name="T3">Felmeddelande</text:span></text:p>
          </table:table-cell>
          <table:table-cell table:style-name="Testfall.A2" office:value-type="string">
            <text:p text:style-name="P6"><text:span text:style-name="T2">Ohanterat undantag</text:span></text:p>
          </table:table-cell>
          <table:table-cell table:style-name="Testfall.D2" office:value-type="string">
            <text:p text:style-name="P6"><text:span text:style-name="T2">Felhantering saknas</text:span></text:p>
          </table:table-cell>
        </table:table-row>
        <table:table-row>
          <table:table-cell table:style-name="Testfall.A2" office:value-type="string">
            <text:p text:style-name="P7"><text:span text:style-name="T3">-15,0 -20,0 -25,0</text:span></text:p>
          </table:table-cell>
          <table:table-cell table:style-name="Testfall.A2" office:value-type="string">
            <text:p text:style-name="P7"><text:span text:style-name="T3">Felmeddelande</text:span></text:p>
          </table:table-cell>
          <table:table-cell table:style-name="Testfall.A2" office:value-type="string">
            <text:p text:style-name="P7"><text:span text:style-name="T3">Triangeln har inga lika sidor</text:span></text:p>
          </table:table-cell>
          <table:table-cell table:style-name="Testfall.D2" office:value-type="string">
            <text:p text:style-name="P7"><text:span text:style-name="T3">Borde inte ta negativa tal</text:span></text:p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  <table:table-row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A2" office:value-type="string">
            <text:p text:style-name="P5"/>
          </table:table-cell>
          <table:table-cell table:style-name="Testfall.D2" office:value-type="string">
            <text:p text:style-name="P5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e183d5b-f8ccaf6-3804794-95b4be8-895629</meta:generator>
    <dc:date>2013-11-23T18:31:08.08</dc:date>
    <meta:document-statistic meta:table-count="1" meta:image-count="0" meta:object-count="0" meta:page-count="1" meta:paragraph-count="17" meta:word-count="39" meta:character-count="277" meta:non-whitespace-character-count="255"/>
    <meta:user-defined meta:name="Info 1"/>
    <meta:user-defined meta:name="Info 2"/>
    <meta:user-defined meta:name="Info 3"/>
    <meta:user-defined meta:name="Info 4"/>
  </office:meta>
</office:document-meta>
</file>